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22_13-15-5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2-22_15-04-26_000.jpg</text:p>
          </table:table-cell>
          <table:table-cell table:style-name="ce26" office:value-type="string">
            <text:p>:m #*# RES / free# S87DP9 記事読み / id=Y0M6(browser=yan) / media=ei / theme=germany-ban-on-flag-palestine,content=Berlin-police,w=Jewish-Bund;Nakba-day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free# S87DP9 記事読み / id=Y0M6(browser=yan) / media=ei / theme=germany-ban-on-flag-palestine,content=Berlin-police,w=Jewish-Bund;Nakba-day / genre=~ / other=~">
            <text:p>:m #*# RES / free# S87DP9 記事読み / id=Y0M6(browser=yan) / media=ei / theme=germany-ban-on-flag-palestine,content=Berlin-police,w=Jewish-Bund;Nakba-day / genre=~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22_15-05-39_000.jpg</text:p>
          </table:table-cell>
          <table:table-cell table:style-name="ce26" office:value-type="string">
            <text:p>:m #*# RES / free# S87DP9 記事読み / id=GJ5Z(browser=tor) / media=ptv / theme=new-START,content=russia-accusation-us-violation,w=~ / genre=~ / other=~ || :m #*# RES / free# S87DP9 記事読み / id=K1ML(browser=tor) / media=ptv / theme=refugee-camp-raid;resistance-operations,content=~,w=Jenin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free# S87DP9 記事読み / id=GJ5Z(browser=tor) / media=ptv / theme=new-START,content=russia-accusation-us-violation,w=~ / genre=~ / other=~ || :m #*# RES / free# S87DP9 記事読み / id=K1ML(browser=tor) / media=ptv / theme=refugee-camp-raid;resistance-operations,content=~,w=Jenin / genre=~ / other=~">
            <text:p>:m #*# RES / free# S87DP9 記事読み / id=GJ5Z(browser=tor) / media=ptv / theme=new-START,content=russia-accusation-us-violation,w=~ / genre=~ / other=~ || :m #*# RES / free# S87DP9 記事読み / id=K1ML(browser=tor) / media=ptv / theme=refugee-camp-raid;resistance-operations,content=~,w=Jenin / genre=~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2-22_16-57-43_000.jpg</text:p>
          </table:table-cell>
          <table:table-cell table:style-name="ce26" office:value-type="string">
            <text:p>:m RES 1*2 / free# JVEMV6 82#_q-id.THXO;s-id.LRXV / 82. math-research / topics=q-id.OFVR,w=~,s=~,i=~,doc=r-1-1~1.2#1,other=continue-from:c-id.57274;obs+:グラフの下の部分の比率、１を超えない；q+:q-id.0MG7(dhadiyd):from:q-id.THXO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RES 1*2 / free# JVEMV6 82#_q-id.THXO;s-id.LRXV / 82. math-research / topics=q-id.OFVR,w=~,s=~,i=~,doc=r-1-1~1.2#1,other=continue-from:c-id.57274;obs+:グラフの下の部分の比率、１を超えない；q+:q-id.0MG7(dhadiyd):from:q-id.THXO">
            <text:p>:m RES 1*2 / free# JVEMV6 82#_q-id.THXO;s-id.LRXV / 82. math-research / topics=q-id.OFVR,w=~,s=~,i=~,doc=r-1-1~1.2#1,other=continue-from:c-id.57274;obs+:グラフの下の部分の比率、１を超えない；q+:q-id.0MG7(dhadiyd):from:q-id.THXO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2-22_16-57-54_000.jpg</text:p>
          </table:table-cell>
          <table:table-cell table:style-name="ce26" office:value-type="string">
            <text:p>:m RES 2*2 / free# JVEMV6 82#_q-id.THXO;s-id.LRXV / 82. math-research / topics=q-id.98M2,w=~,s=~,i=~,doc=r-1-1~1.2#1,other=seg+:q+:q-id.AT5B(new):related:q-id.OFVR;obs+ / N+:q-id.98M2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RES 2*2 / free# JVEMV6 82#_q-id.THXO;s-id.LRXV / 82. math-research / topics=q-id.98M2,w=~,s=~,i=~,doc=r-1-1~1.2#1,other=seg+:q+:q-id.AT5B(new):related:q-id.OFVR;obs+ / N+:q-id.98M2">
            <text:p>:m RES 2*2 / free# JVEMV6 82#_q-id.THXO;s-id.LRXV / 82. math-research / topics=q-id.98M2,w=~,s=~,i=~,doc=r-1-1~1.2#1,other=seg+:q+:q-id.AT5B(new):related:q-id.OFVR;obs+ / N+:q-id.98M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22_18-52-44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2-22_21-43-3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23_00-54-3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再度、攪拌。丸１日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再度、攪拌。丸１日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再度、攪拌。丸１日,id=2023-02-13_01-36-5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23_00-54-4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再度、攪拌。丸１日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再度、攪拌。丸１日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再度、攪拌。丸１日,occasion=経過観察,id=2023-02-16_11-12-57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23_00-55-5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１日。追加、ローズマリー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１日。追加、ローズマリー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１日。追加、ローズマリー,id=2023-02-13_01-36-5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2-23_00-57-4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１日。追加、ローズマリー,occasion=経過観察,id=2023-02-16_11-12-57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23_03-02-24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23_09-18-2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PHOTO 起きた時刻 / 2023">
            <text:p>:m :PHOTO 起きた時刻 / 2023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23_12-12-12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22 / w=吾妻橋[あづま；勝鬨橋；相生橋[あいおい,topic=,publisher=~,other=map+:月島、その周辺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JVEMV6 64#218_chosenjin_gyakusatsu / 『関東大震災　「朝鮮人虐殺の真実」』 著者=工藤美代子,校注=~,出版社=産経新聞出版 / p.122 / w=吾妻橋[あづま；勝鬨橋；相生橋[あいおい,topic=,publisher=~,other=map+:月島、その周辺">
            <text:p>:m #*# RES / JVEMV6 64#218_chosenjin_gyakusatsu / 『関東大震災　「朝鮮人虐殺の真実」』 著者=工藤美代子,校注=~,出版社=産経新聞出版 / p.122 / w=吾妻橋[あづま；勝鬨橋；相生橋[あいおい,topic=,publisher=~,other=map+:月島、その周辺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023/02/23</text:date>, <text:time>12:5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3T12:53:01.37</dc:date>
    <dc:creator>iwabuchi ken</dc:creator>
    <meta:editing-duration>P54DT4H15M22S</meta:editing-duration>
    <meta:editing-cycles>17476</meta:editing-cycles>
    <meta:document-statistic meta:table-count="2" meta:cell-count="923" meta:object-count="0"/>
    <meta:user-defined meta:name="qrichtext">1</meta:user-defined>
  </office:meta>
</office:document-meta>
</file>